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7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OS-ID</text:p>
          </table:table-cell>
          <table:table-cell table:style-name="ce2" office:value-type="string" calcext:value-type="string">
            <text:p>dcterms:identifier </text:p>
          </table:table-cell>
          <table:table-cell table:style-name="ce2" office:value-type="string" calcext:value-type="string">
            <text:p>dcterms:title </text:p>
          </table:table-cell>
          <table:table-cell table:style-name="ce2" office:value-type="string" calcext:value-type="string">
            <text:p>foaf:firstName </text:p>
          </table:table-cell>
          <table:table-cell table:style-name="ce2" office:value-type="string" calcext:value-type="string">
            <text:p>foaf:lastName </text:p>
          </table:table-cell>
          <table:table-cell table:style-name="ce2" office:value-type="string" calcext:value-type="string">
            <text:p>foaf:status </text:p>
          </table:table-cell>
          <table:table-cell table:style-name="ce2" office:value-type="string" calcext:value-type="string">
            <text:p>schema:foundingDate </text:p>
          </table:table-cell>
          <table:table-cell table:style-name="ce3" office:value-type="string" calcext:value-type="string">
            <text:p>Date type</text:p>
          </table:table-cell>
          <table:table-cell table:style-name="ce2" office:value-type="string" calcext:value-type="string">
            <text:p>bio:birth </text:p>
          </table:table-cell>
          <table:table-cell table:style-name="ce2" office:value-type="string" calcext:value-type="string">
            <text:p>bio:death </text:p>
          </table:table-cell>
          <table:table-cell table:style-name="ce2" office:value-type="string" calcext:value-type="string">
            <text:p>dcterms:description </text:p>
          </table:table-cell>
          <table:table-cell table:style-name="ce3" office:value-type="string" calcext:value-type="string">
            <text:p>bio:age</text:p>
          </table:table-cell>
          <table:table-cell table:style-name="ce2" office:value-type="string" calcext:value-type="string">
            <text:p>child of 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relationship:childOf </text:p>
          </table:table-cell>
          <table:table-cell table:style-name="ce2" office:value-type="string" calcext:value-type="string">
            <text:p>child of <text:s/>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schema:homeLocation </text:p>
          </table:table-cell>
          <table:table-cell table:style-name="ce3" office:value-type="string" calcext:value-type="string">
            <text:p>Buyer</text:p>
          </table:table-cell>
          <table:table-cell table:style-name="ce2" office:value-type="string" calcext:value-type="string">
            <text:p>schema:buyer</text:p>
          </table:table-cell>
          <table:table-cell table:style-name="ce2" office:value-type="string" calcext:value-type="string">
            <text:p>dcterms:isReferencedBy </text:p>
          </table:table-cell>
          <table:table-cell table:style-name="ce3" table:number-columns-repeated="976"/>
          <table:table-cell table:style-name="ce1" table:number-columns-repeated="3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Abrah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Adeline Campbell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Surname from bill of sale; <text:s/>age 28 in bill of sale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Alexander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.Alexiu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2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Amand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Age 10 in bill of sale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A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68-01-0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Anny Jones</text:p>
          </table:table-cell>
          <table:table-cell office:value-type="string" calcext:value-type="string">
            <text:p>Ann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1-01-01</text:p>
          </table:table-cell>
          <table:table-cell/>
          <table:table-cell office:value-type="string" calcext:value-type="string">
            <text:p>Anne Jones (26) in bill of s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4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Arno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Arnold Jone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Age 9 in bill of sale; <text:s/>surname inferred from famil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4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Bane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Bernard (15) in bill of sale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/>
          <table:table-cell office:value-type="string" calcext:value-type="string">
            <text:p>listed as 14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Betsy Dorsey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Dorsey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Betty Dorsey (30) in Bill of sale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Listed as 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Biby (Butler?)</text:p>
          </table:table-cell>
          <table:table-cell office:value-type="string" calcext:value-type="string">
            <text:p>Biby</text:p>
          </table:table-cell>
          <table:table-cell office:value-type="string" calcext:value-type="string">
            <text:p>(Butler?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/>
          <table:table-cell office:value-type="string" calcext:value-type="string">
            <text:p>listed with infant on bill of sale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not married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Bill Cush</text:p>
          </table:table-cell>
          <table:table-cell office:value-type="string" calcext:value-type="string">
            <text:p>xBill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Cusha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Bridg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Bridg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7-01-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Caroli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/>
          <table:table-cell office:value-type="string" calcext:value-type="string">
            <text:p>listed as 16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Charlotte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Child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Child (Maria - 9 months)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3-01-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8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Eliza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Could be Eliza Butler (19), listed with an infan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4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Age 8 in bill of sale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Emeline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Emeline Brown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Age 13 in bill of sal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Frank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xFrederick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listed as 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blacksmith, married off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Gi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Gi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9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3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3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Greenfie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Gust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Listed as 9, Gustin in bill of sale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Hariet Eagline</text:p>
          </table:table-cell>
          <table:table-cell office:value-type="string" calcext:value-type="string">
            <text:p>Hariet</text:p>
          </table:table-cell>
          <table:table-cell office:value-type="string" calcext:value-type="string">
            <text:p>Eagline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Surname from bill of sale; <text:s/>age 6 in bill of sale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63-01-0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Henny [strike through]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3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/>
          <table:table-cell office:value-type="string" calcext:value-type="string">
            <text:p>listed as 7 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/>
          <table:table-cell office:value-type="string" calcext:value-type="string">
            <text:p>not married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John [strike through] (Brown)</text:p>
          </table:table-cell>
          <table:table-cell office:value-type="string" calcext:value-type="string">
            <text:p>John [strike through]</text:p>
          </table:table-cell>
          <table:table-cell office:value-type="string" calcext:value-type="string">
            <text:p>Brown 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Might be John Brown; <text:s/>Surname from bill of s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name from bill of sal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Kitty Walton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5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listed as 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Age 6 in bill of sale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Lucind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Age 13 in bill of sal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artha Anne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7-01-01</text:p>
          </table:table-cell>
          <table:table-cell/>
          <table:table-cell office:value-type="string" calcext:value-type="string">
            <text:p>Listed 12, and with middle name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Mary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Mary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Mary Ja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Mat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5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Nace (Butler)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(Butler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Nace Butler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7-01-01</text:p>
          </table:table-cell>
          <table:table-cell/>
          <table:table-cell office:value-type="string" calcext:value-type="string">
            <text:p>[strike thorugh (blacksmith)] listed as 50 in bill of sale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Natha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4-01-0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3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Nelly Barne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4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Nelly Merrick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Merrick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5-01-01</text:p>
          </table:table-cell>
          <table:table-cell/>
          <table:table-cell office:value-type="string" calcext:value-type="string">
            <text:p>last name inferred from family relationship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4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1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Phil Merrick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Merrick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/>
          <table:table-cell office:value-type="string" calcext:value-type="string">
            <text:p>last name from bill of sal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4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Rachel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7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Regis Gough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Gough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Gough, married off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5-01-0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2-01-01</text:p>
          </table:table-cell>
          <table:table-cell/>
          <table:table-cell office:value-type="string" calcext:value-type="string">
            <text:p>Age listed as 60 in bill of sa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Sally 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Sam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ucke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Susa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6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xWatt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Watt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Zek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married off; <text:s/>Leke in the transcription of bill of sale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</table:table>
      <table:named-expressions/>
      <table:database-ranges>
        <table:database-range table:name="__Anonymous_Sheet_DB__0" table:target-range-address="Sheet1.A1:Sheet1.U9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10:48:15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9:38:58.595000000</meta:creation-date>
    <dc:date>2018-02-06T22:53:08.273000000</dc:date>
    <meta:editing-duration>P1DT3H50M31S</meta:editing-duration>
    <meta:editing-cycles>4</meta:editing-cycles>
    <meta:generator>LibreOffice/5.4.4.2$Windows_X86_64 LibreOffice_project/2524958677847fb3bb44820e40380acbe820f960</meta:generator>
    <meta:document-statistic meta:table-count="1" meta:cell-count="989" meta:object-count="0"/>
  </office:meta>
</office:document-meta>
</file>